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svg:font-family="Times"/>
    <style:font-face style:name="Lucida Grande" svg:font-family="'Lucida Grande'" style:font-family-generic="swiss"/>
    <style:font-face style:name="Ubuntu" svg:font-family="Ubuntu"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2.193cm" style:rel-column-width="8452*"/>
    </style:style>
    <style:style style:name="Tableau1.B" style:family="table-column">
      <style:table-column-properties style:column-width="1.584cm" style:rel-column-width="6106*"/>
    </style:style>
    <style:style style:name="Tableau1.C" style:family="table-column">
      <style:table-column-properties style:column-width="4.124cm" style:rel-column-width="15899*"/>
    </style:style>
    <style:style style:name="Tableau1.D" style:family="table-column">
      <style:table-column-properties style:column-width="4.27cm" style:rel-column-width="16463*"/>
    </style:style>
    <style:style style:name="Tableau1.E" style:family="table-column">
      <style:table-column-properties style:column-width="2.381cm" style:rel-column-width="9180*"/>
    </style:style>
    <style:style style:name="Tableau1.F" style:family="table-column">
      <style:table-column-properties style:column-width="2.448cm" style:rel-column-width="943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94bd5e" fo:padding="0.097cm" fo:border-left="0.05pt solid #000000" fo:border-right="none" fo:border-top="none" fo:border-bottom="0.05pt solid #000000">
        <style:background-image/>
      </style:table-cell-properties>
    </style:style>
    <style:style style:name="Tableau1.F2" style:family="table-cell">
      <style:table-cell-properties fo:padding="0.097cm" fo:border-left="0.05pt solid #000000" fo:border-right="0.05pt solid #000000"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Tableau1.6" style:family="table-row">
      <style:table-row-properties fo:background-color="transparent" style:keep-together="true" fo:keep-together="auto">
        <style:background-image/>
      </style:table-row-properties>
    </style:style>
    <style:style style:name="Tableau1.C6" style:family="table-cell">
      <style:table-cell-properties style:vertical-align="" fo:background-color="#94bd5e" fo:padding="0.097cm" fo:border-left="0.05pt solid #000000" fo:border-right="none" fo:border-top="none" fo:border-bottom="0.05pt solid #000000">
        <style:background-image/>
      </style:table-cell-properties>
    </style:style>
    <style:style style:name="Tableau1.F6" style:family="table-cell">
      <style:table-cell-properties fo:padding="0.097cm" fo:border-left="0.05pt solid #000000" fo:border-right="0.05pt solid #000000" fo:border-top="none" fo:border-bottom="0.05pt solid #000000"/>
    </style:style>
    <style:style style:name="Tableau1.F7" style:family="table-cell">
      <style:table-cell-properties fo:padding="0.097cm" fo:border-left="0.05pt solid #000000" fo:border-right="0.05pt solid #000000" fo:border-top="none" fo:border-bottom="0.05pt solid #000000"/>
    </style:style>
    <style:style style:name="Tableau1.8" style:family="table-row">
      <style:table-row-properties style:min-row-height="0.286cm"/>
    </style:style>
    <style:style style:name="Tableau1.F8"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1.F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51cm" style:rel-column-width="16383*"/>
    </style:style>
    <style:style style:name="Tableau2.C" style:family="table-column">
      <style:table-column-properties style:column-width="8.5cm" style:rel-column-width="32766*"/>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paragraph-properties style:writing-mode="lr-tb"/>
    </style:style>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left="0cm" fo:margin-right="0cm" fo:text-indent="0cm" style:auto-text-indent="false"/>
    </style:style>
    <style:style style:name="P8" style:family="paragraph" style:parent-style-name="Prérequis_20_et_20_objectifs" style:list-style-name="L1">
      <style:paragraph-properties fo:margin-left="0.499cm" fo:margin-right="0cm" fo:text-indent="0cm" style:auto-text-indent="false"/>
    </style:style>
    <style:style style:name="P9" style:family="paragraph" style:parent-style-name="Heading_20_3">
      <style:paragraph-properties fo:margin-left="0cm" fo:margin-right="0cm" fo:text-indent="0cm" style:auto-text-indent="false"/>
    </style:style>
    <style:style style:name="P10" style:family="paragraph" style:parent-style-name="Attention">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paragraph-properties fo:text-align="justify" style:justify-single-word="false"/>
      <style:text-properties fo:font-style="italic" style:font-style-asian="italic" style:font-style-complex="italic"/>
    </style:style>
    <style:style style:name="P15" style:family="paragraph" style:parent-style-name="Table_20_Contents">
      <style:paragraph-properties fo:text-align="justify" style:justify-single-word="false"/>
      <style:text-properties fo:color="#ffffff" fo:font-style="italic" fo:font-weight="bold" style:font-style-asian="italic" style:font-weight-asian="bold" style:font-style-complex="italic"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justify" style:justify-single-word="false" fo:background-color="#94bd5e">
        <style:background-image/>
      </style:paragraph-properties>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Premier script</text:h>
      <text:p text:style-name="Prérequis_20_et_20_objectifs"><text:span text:style-name="T1">Prérequis </text:span>:</text:p>
      <text:p text:style-name="Prérequis_20_et_20_objectifs"/>
      <text:p text:style-name="Prérequis_20_et_20_objectifs">- Avoir Python installé sur sa machine. Le shell doit se lancer quand on tape la commande « python »</text:p>
      <text:p text:style-name="Prérequis_20_et_20_objectifs"/>
      <text:p text:style-name="Prérequis_20_et_20_objectifs"><text:span text:style-name="T1">Objectifs </text:span>: </text:p>
      <text:p text:style-name="Prérequis_20_et_20_objectifs"/>
      <text:list xml:id="list603175350" text:style-name="L1">
        <text:list-item>
          <text:p text:style-name="P8">Exécuter un script Python.</text:p>
        </text:list-item>
        <text:list-item>
          <text:p text:style-name="P8">Faire un tour des déclarions de variables et des types de base.</text:p>
        </text:list-item>
        <text:list-item>
          <text:p text:style-name="P8">S'initier à la syntaxe des blocs</text:p>
        </text:list-item>
      </text:list>
      <text:p text:style-name="Standard"/>
      <text:p text:style-name="Standard"/>
      <text:p text:style-name="Text_20_body">Commençons pas <text:span text:style-name="T1">un script extrêmement basique</text:span> qui va, une fois exécuté, demander en ligne de commande à l'utilisateur de rentrer son nom et age pour ensuite le saluer. Son utilité dans votre vie de tous les jours est certes discutable, mais ce sera une bonne manière de s'échauffer. Les exemples avec un intérêt pratique viendront progressivement au fil des chapitres.</text:p>
      <text:p text:style-name="Text_20_body">Notre script <text:span text:style-name="filename">bonjour.py </text:span>(« .py » étant l'extension recommandée pour les fichiers de code Python) sera assez court<text:span text:style-name="filename">, </text:span><text:span text:style-name="filename"><text:span text:style-name="T2">mais malgré tout suffisant pour nourrir le chapitre de copieuses explications qui vont suivre :</text:span></text:span></text:p>
      <text:p text:style-name="Standard"/>
      <text:p text:style-name="Standard"/>
      <text:p text:style-name="Standard"># -*- coding: utf-8 -*-</text:p>
      <text:p text:style-name="Standard"></text:p>
      <text:p text:style-name="Standard">"""</text:p>
      <text:p text:style-name="Standard"><text:s text:c="4"/>Ce script demande le nom et l'age de l'utilisateur, puis affiche un </text:p>
      <text:p text:style-name="Standard"><text:s text:c="4"/>message en conséquence.</text:p>
      <text:p text:style-name="Standard">"""</text:p>
      <text:p text:style-name="Standard"><text:s/></text:p>
      <text:p text:style-name="Standard"># déclaration des chaînes de caractères que l'on affichera à l'utilisateur</text:p>
      <text:p text:style-name="Standard">demander_nom = "Comment vous appelez-vous ?\n" </text:p>
      <text:p text:style-name="Standard">demander_age = 'Quel age avez vous?\n' </text:p>
      <text:p text:style-name="Standard"></text:p>
      <text:p text:style-name="Standard"># demander a l'utilisateur une saisie </text:p>
      <text:p text:style-name="Standard">nom = raw_input(demander_nom) </text:p>
      <text:p text:style-name="Standard">age = raw_input(demander_age) </text:p>
      <text:p text:style-name="Standard"></text:p>
      <text:p text:style-name="Standard"># vérification de la présence du nom et de l'age</text:p>
      <text:p text:style-name="Standard"># affichage d'un message selon la présence ou non de l'age</text:p>
      <text:p text:style-name="Standard">if age != "" and nom == "": </text:p>
      <text:p text:style-name="Standard"><text:s text:c="2"/>print 'Bonjour anonyme' </text:p>
      <text:p text:style-name="Standard"><text:s text:c="2"/>print 'Vous avez ' + age + ' an(s)' </text:p>
      <text:p text:style-name="Standard"><text:soft-page-break/></text:p>
      <text:p text:style-name="Standard">elif nom and not age: </text:p>
      <text:p text:style-name="Standard"><text:s text:c="2"/>print 'Bonjour ' + <text:s/>nom </text:p>
      <text:p text:style-name="Standard"><text:s text:c="2"/>print 'Nous ne connaissons pas votre age' </text:p>
      <text:p text:style-name="Standard"></text:p>
      <text:p text:style-name="Standard">elif not (nom or age): </text:p>
      <text:p text:style-name="Standard"><text:s text:c="2"/>print '''Bonjour anonyme, </text:p>
      <text:p text:style-name="Standard">nous ne connaissons pas votre age'''</text:p>
      <text:p text:style-name="Standard"></text:p>
      <text:p text:style-name="Standard">else: </text:p>
      <text:p text:style-name="Standard"><text:s text:c="2"/># formatage avec plusieurs variables </text:p>
      <text:p text:style-name="Standard"><text:s text:c="2"/>print "Vous vous appelez %s et vous avez %s ans" % (nom, age)</text:p>
      <text:h text:style-name="Heading_20_2" text:outline-level="2">Executer le script</text:h>
      <text:p text:style-name="Standard">Pour éxécuter un script Python, il suffit de d'utiliser la commande Python en lui passant le nom du script.</text:p>
      <text:p text:style-name="Standard"/>
      <text:p text:style-name="Code_20_block">$ python bonjour.py</text:p>
      <text:p text:style-name="Standard">Par convention, on nomme les scripts Python avec l'extension « .py » Il devrait vous répondre : </text:p>
      <text:p text:style-name="Standard"/>
      <text:p text:style-name="Code_20_block">Comment vous appelez-vous ?</text:p>
      <text:p text:style-name="Standard"/>
      <text:p text:style-name="Text_20_body">Python étant un langage interprété, il n'y a pas d'étape de compilation qui incombe à l'utilisateur. En revanche, <text:s/>le code va automatiquement être converti en bytecode, comme le ferait Java. Pour cette raison, vous devriez voir apparaître un fichier « .pyc » de même nom que votre script à côté de celui-ci.</text:p>
      <text:p text:style-name="Text_20_body">Vous pouvez sans risque ignorer ce fichier, et même le supprimer, mais le garder permettra un lancement du code plus rapide. Le code Python est portable d'un OS à l'autre, mais ce n'est pas le cas du bytecode : évitez de le partager ou de le sauvegarder (par exemple dans votre VCS).</text:p>
      <text:h text:style-name="Heading_20_2" text:outline-level="2">Explication du script</text:h>
      <text:p text:style-name="Standard"># -*- coding: utf-8 -*-</text:p>
      <text:p text:style-name="Standard"></text:p>
      <text:p text:style-name="Standard">"""</text:p>
      <text:p text:style-name="Standard"><text:s text:c="4"/>Ce script demande le nom et l'age de l'utilisateur, puis affiche un </text:p>
      <text:p text:style-name="Standard"><text:s text:c="4"/>message en conséquence.</text:p>
      <text:p text:style-name="Standard">"""</text:p>
      <text:p text:style-name="Standard"><text:s/></text:p>
      <text:p text:style-name="Standard">Ces premières lignes sont facultatives, mais très courantes, pour ne pas dire standard.</text:p>
      <text:p text:style-name="Standard"/>
      <text:p text:style-name="Standard">La première, qui doit être l<text:span text:style-name="T1">a toute première ligne du fichier, déclare l'encodage de votre fichier de code</text:span>. Sans cette déclaration, Python traitera votre fichier comme encodé en ASCII et le moindre accent, la moindre cédille, vous vaudra une erreur. Nous choisissons ici l'encodage UTF-8 car c'est ce qu'il y a de plus portable d'une langue à l'autre.</text:p>
      <text:p text:style-name="Standard"/>
      <text:p text:style-name="Standard"><text:span text:style-name="T1">La seconde ligne n'est pas un commentaire, mais bien une déclaration de chaîne de caractères</text:span>. <text:s/>Que nous n'assignons à rien. C'est une spécificité de Python : il est autodocumenté. En plaçant des chaînes de caractères à certains endroits du script, on génère automatiquement la documentation du programme. On 'appelle cela des <text:span text:style-name="T1">docstrings</text:span>, et leur utilisation est chaudement recommandée.</text:p>
      <text:p text:style-name="Standard"/>
      <text:p text:style-name="Standard">L'utilisation du triple <text:span text:style-name="Code">"</text:span> n'est pas un hasard : il permet d'aller à la ligne dans la chaîne de caractères. Mais on peut aussi les déclarer de manière plus classique :</text:p>
      <text:p text:style-name="Standard"><text:soft-page-break/></text:p>
      <text:p text:style-name="Standard"># déclaration des chaînes de caractères que l'on affichera à l'utilisateur</text:p>
      <text:p text:style-name="Standard">demander_nom = "Comment vous appelez-vous ?\n" </text:p>
      <text:p text:style-name="Standard">demander_age = 'Quel age avez vous?\n' </text:p>
      <text:p text:style-name="Standard"/>
      <text:p text:style-name="Standard"># demander a l'utilisateur une saisie </text:p>
      <text:p text:style-name="Standard">nom = raw_input(demander_nom) </text:p>
      <text:p text:style-name="Standard">age = raw_input(demander_age) </text:p>
      <text:p text:style-name="Standard"/>
      <text:p text:style-name="Text_20_body"><text:span text:style-name="Code"><text:span text:style-name="T1">#</text:span></text:span><text:span text:style-name="T1"> est le seul moyen d'écrire un commentaire en Python</text:span>. Il n'y a pas de bloc de commentaires.</text:p>
      <text:p text:style-name="Text_20_body">Ici on déclare deux chaînes de caractères, une fois avec <text:span text:style-name="Code">'</text:span> et une fois avec <text:span text:style-name="Code">"</text:span>. <text:s/>Ces notations sont équivalentes et interchangeables. <text:s/>Vous vous en douterez, le <text:span text:style-name="Code">\n</text:span> est une notation demandant à Python d'insérer un saut de ligne.</text:p>
      <text:p text:style-name="Text_20_body">Plus intéressant est l'assignation à des variables : il n'y a <text:span text:style-name="T1">aucun mot clé nécessaire, ni aucune déclaration de type</text:span>. Python est un langage à typage dynamique comme Ruby ou PHP : le type de chaque variable est déterminé automatiquement à l'assignation. <text:span text:style-name="T1">Il n'a pas non plus de caractères spéciaux</text:span> (<text:span text:style-name="Code">$</text:span>, <text:span text:style-name="Code">@</text:span>, etc) à utiliser pour les noms de variables.</text:p>
      <text:p text:style-name="Text_20_body">Dans les deux dernières lignes nous utilisons la fonction <text:span text:style-name="Code">raw_input</text:span>, fournie en standard avec Python, qui va simplement afficher le message passé en paramètre, attendre une saisie de l'utilisateur, et retourner sa réponse.</text:p>
      <text:p text:style-name="Standard">if age != "" and nom == "": </text:p>
      <text:p text:style-name="Standard"><text:s text:c="2"/>print 'Bonjour anonyme' </text:p>
      <text:p text:style-name="Standard"><text:s text:c="2"/>print 'Vous avez ' + str(age) + ' ans' </text:p>
      <text:p text:style-name="Standard"></text:p>
      <text:p text:style-name="Standard">elif nom and not age: </text:p>
      <text:p text:style-name="Standard"><text:s text:c="2"/>print 'Bonjour ' + <text:s/>nom </text:p>
      <text:p text:style-name="Standard"><text:s text:c="2"/>print 'Nous ne connaissons pas votre age' </text:p>
      <text:p text:style-name="Standard"></text:p>
      <text:p text:style-name="Standard">elif not (nom or age): </text:p>
      <text:p text:style-name="Standard"><text:s text:c="2"/>print '''Bonjour anonyme, </text:p>
      <text:p text:style-name="Standard">nous ne connaissons pas votre age'''</text:p>
      <text:p text:style-name="Standard"></text:p>
      <text:p text:style-name="Standard">else: </text:p>
      <text:p text:style-name="Standard"><text:s text:c="2"/># formatage avec plusieurs variables </text:p>
      <text:p text:style-name="Standard"><text:s text:c="2"/>print "Vous vous appelez %s et vous avez %s ans" % (nom, age)</text:p>
      <text:p text:style-name="Standard"/>
      <text:p text:style-name="Standard">Votre premier contact avec la syntaxe des blocks en Python : conditions, boucles, functions, classes, etc. Tous les blocs sont ainsi organisés :</text:p>
      <text:p text:style-name="Standard"/>
      <text:list xml:id="list126875016" text:style-name="L2">
        <text:list-item>
          <text:p text:style-name="P1">Pas de <text:span text:style-name="Code">{} </text:span>;</text:p>
        </text:list-item>
        <text:list-item>
          <text:p text:style-name="P1">La première ligne se finit par <text:span text:style-name="Code">:;</text:span></text:p>
        </text:list-item>
        <text:list-item>
          <text:p text:style-name="P1">Le bloc est ensuite délimité par l'indentation. C'est donc l'espace avant une ligne qui détermine si celle-ci appartient au <text:span text:style-name="Code">if / else</text:span> au dessus.</text:p>
        </text:list-item>
      </text:list>
      <text:list xml:id="list1898344024" text:style-name="L3">
        <text:list-header>
          <text:p text:style-name="P2"/>
        </text:list-header>
      </text:list>
      <text:p text:style-name="Standard"><text:span text:style-name="T1">Vous êtes donc forcés d'indenter votre code</text:span>, et de manière consistante. Ne pas le faire ou mal le faire (comme mélanger des tabulations et des espaces) sera sanctionné d'un <text:span text:style-name="Code">IndentationError</text:span>. <text:span text:style-name="T1">La convention est d'utiliser 4 espaces</text:span>.</text:p>
      <text:p text:style-name="Standard"/>
      <text:p text:style-name="Standard">Ici nous démontrons donc la syntaxe d'un classique <text:span text:style-name="Code">if / else</text:span>, avec quelques spécificités :</text:p>
      <text:p text:style-name="Standard"/>
      <text:list xml:id="list1088259384" text:style-name="L4">
        <text:list-item>
          <text:p text:style-name="P3">La plupart des langages utilisent <text:span text:style-name="Code">!</text:span> Pour la négation. Python utilise le mot clé <text:span text:style-name="Code">not</text:span>;</text:p>
        </text:list-item>
        <text:list-item>
          <text:p text:style-name="P3">Les parenthèses sont facultatives (mais elles permettent de changer la priorité des opérateurs) ;</text:p>
        </text:list-item>
        <text:list-item>
          <text:p text:style-name="P3"><text:span text:style-name="Code">Elif</text:span> est un raccourci équivalent à l’enchaînement d'un <text:span text:style-name="Code">else</text:span> et d'un <text:span text:style-name="Code">if</text:span>. On peut en rajouter autant que nécessaire . Comme le <text:span text:style-name="Code">else</text:span>, il est facultatif.</text:p>
        </text:list-item>
      </text:list>
      <text:p text:style-name="Standard"/>
      <text:p text:style-name="Standard">Si vous avez l’œil, vous aurez notez plusieurs syntaxes différentes pour nos tests de noms et d'age. C'est volontaire, afin de vous laisser comparer :</text:p>
      <text:p text:style-name="Standard"/>
      <text:p text:style-name="Standard">if age != "" and nom == "": </text:p>
      <text:p text:style-name="Standard"/>
      <text:p text:style-name="Standard">Ce test est <text:s/>assez classique, on vérifie l'égalité ou la différence avec une chaîne vide. Ceci l'est moins :</text:p>
      <text:p text:style-name="Standard"><text:soft-page-break/></text:p>
      <text:p text:style-name="Standard">elif nom and not age: </text:p>
      <text:p text:style-name="Standard">[...]</text:p>
      <text:p text:style-name="Standard">elif not (nom or age): </text:p>
      <text:p text:style-name="Standard"/>
      <text:p text:style-name="Standard">Cette approche est plus connue des programmeurs de langages dynamiques que statiques. Pour comprendre cela, lancez votre shell Python et essayez ceci :</text:p>
      <text:p text:style-name="Standard"/>
      <text:p text:style-name="Code_20_block">&gt;&gt;&gt; nom = "Paul Emploi" # les américains ont bien Steve Jobs... <text:line-break/>&gt;&gt;&gt; nom == "" # est-ce que 'nom' est une chaîne vide ?<text:line-break/>False<text:line-break/>&gt;&gt;&gt; nom != "" # est-e que 'nom' n'est pas une chaîne vide ?<text:line-break/>True</text:p>
      <text:p text:style-name="Standard"/>
      <text:p text:style-name="Standard">On voit ici que l'opérateur de comparaison renvoie <text:span text:style-name="Code">True</text:span>, ou <text:span text:style-name="Code">False</text:span>, les valeurs booléennes Python. C'est ce résultat qu'utilise <text:span text:style-name="Code">if / else</text:span> pour savoir si la condition passe ou non.</text:p>
      <text:p text:style-name="Standard"/>
      <text:p text:style-name="Standard">Or il se trouve qu'en Python, tout, absolument tout, possède une valeur booléenne, que l'on peut connaître en utilisant la fonction <text:span text:style-name="Code">bool()</text:span>. En particulier, les séquences vides sont considérées comme « fausses » dans un contexte booléen. Les séquence d'un élément ou plus, sont considérées comme « vraies ». C'est le cas des chaînes de caractères :</text:p>
      <text:p text:style-name="Standard"/>
      <text:p text:style-name="Code_20_block">&gt;&gt;&gt; bool(nom) # quelle est la valeur booléenne de 'nom' ?<text:line-break/>True<text:line-break/>&gt;&gt;&gt; bool("") # quelle est la valeur booléenne d'une chaîne vide ?<text:line-break/>False</text:p>
      <text:p text:style-name="Text_20_body">Ainsi, <text:s/><text:span text:style-name="Code">if nom and not age</text:span> vérifie que <text:span text:style-name="Code">nom</text:span> ne soit pas <text:span text:style-name="Code">False</text:span>, donc pas vide. Et que <text:span text:style-name="Code">age</text:span> soit <text:span text:style-name="Code">False</text:span>, donc une chaîne vide.</text:p>
      <text:p text:style-name="Text_20_body">Il est naturel et recommandé en Python de faire <text:span text:style-name="Code">if variable</text:span>, plutôt que <text:span text:style-name="Code">if variable == valeur_vide</text:span> quand on veut vérifier qu'une séquence est vide. </text:p>
      <text:p text:style-name="Text_20_body">Il ne reste plus qu'à détailler les instructions <text:span text:style-name="Code">print </text:span>:</text:p>
      <text:p text:style-name="Standard"/>
      <text:p text:style-name="Standard">print <text:s/>'Bonjour ' + <text:s/>nom </text:p>
      <text:p text:style-name="Standard">print 'Vous avez ' + age + ' ans' </text:p>
      <text:p text:style-name="Standard"/>
      <text:p text:style-name="Standard">Comme vous pouvez vous en douter, le mot clé <text:span text:style-name="Code">print</text:span> sert à afficher une chaîne de caractères dans le terminal. Il n'y a rien de particulier à savoir à propos de ce mot clé, ni à propos des chaînes ordinaires définies, quoi qu'une utilise le triple quote pour s'étaler sur plusieurs lignes :</text:p>
      <text:p text:style-name="Standard"/>
      <text:p text:style-name="Standard">print '''Bonjour anonyme, </text:p>
      <text:p text:style-name="Standard">nous ne connaissons pas votre age''</text:p>
      <text:p text:style-name="Standard"/>
      <text:p text:style-name="Standard">L'intérêt est plutôt dans la concaténation. Comme dans la plupart des langage, vous pouvez utiliser l'opérateur <text:span text:style-name="Code">+</text:span> pour se faire. Essayez dans votre shell :</text:p>
      <text:p text:style-name="Standard"/>
      <text:p text:style-name="Code_20_block">&gt;&gt;&gt; age = "42"<text:line-break/>&gt;&gt;&gt; phrase = 'Vous avez ' + age + ' ans' <text:line-break/>&gt;&gt;&gt; print phrase<text:line-break/>Vous avez 42 ans</text:p>
      <text:p text:style-name="Standard"/>
      <text:p text:style-name="Standard">Ce n'est cependant pas la manière recommandée. Il est plus efficace et robuste d'utiliser l'opérateur <text:span text:style-name="Code">%</text:span>, qui remplace tous les marqueurs de la chaînes à sa gauche par les valeurs des variables à sa droite :</text:p>
      <text:p text:style-name="Standard"/>
      <text:p text:style-name="Standard">print "Vous vous appelez %s et vous avez %s ans" % (nom, age)</text:p>
      <text:p text:style-name="Standard"/>
      <text:p text:style-name="Standard">Ceci va insérer la valeur de nom à la place du premier %s, et la valeur de age à la place du second %s.</text:p>
      <text:p text:style-name="Standard"><text:soft-page-break/>Cela est plus efficace parce qu'on a pas à jouer avec la fermeture et l'ouverture des chaînes, et plus robuste car la conversion de type est faite explicitement. <text:span text:style-name="T1">Python est en effet fortement typé</text:span>, et nous verrons que cela joue sur la concaténation.</text:p>
      <text:h text:style-name="Heading_20_2" text:outline-level="2">Un peu de théorie</text:h>
      <text:h text:style-name="Heading_20_3" text:outline-level="3">Variables</text:h>
      <text:p text:style-name="Standard"/>
      <text:p text:style-name="Standard">Python est un langage à <text:span text:style-name="T1">typage dynamique</text:span> comme en PHP ou en Ruby, et les variables se déclarent donc sans artifice : pas de mot clé, pas de déclaration de type. Il n'y a même pas de caractère spéciaux à utiliser pour le nom. <text:s/>En revanche Python est un langage à <text:span text:style-name="T1">typage fort</text:span>, comme en C ou en Java.</text:p>
      <text:p text:style-name="Standard"/>
      <text:p text:style-name="Standard">Pour résumer cela rapidement :</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1"/>
          </table:table-cell>
          <table:table-cell table:style-name="Tableau1.A1" office:value-type="string">
            <text:p text:style-name="P12">Mot clé</text:p>
          </table:table-cell>
          <table:table-cell table:style-name="Tableau1.A1" office:value-type="string">
            <text:p text:style-name="P12">Déclaration de type</text:p>
          </table:table-cell>
          <table:table-cell table:style-name="Tableau1.A1" office:value-type="string">
            <text:p text:style-name="P12">Caractères spéciaux</text:p>
          </table:table-cell>
          <table:table-cell table:style-name="Tableau1.A1" office:value-type="string">
            <text:p text:style-name="P12">Typage</text:p>
          </table:table-cell>
          <table:table-cell table:style-name="Tableau1.F1" office:value-type="string">
            <text:p text:style-name="P12">Constantes</text:p>
          </table:table-cell>
        </table:table-row>
        <table:table-row>
          <table:table-cell table:style-name="Tableau1.A2" office:value-type="string">
            <text:p text:style-name="P13">C</text:p>
          </table:table-cell>
          <table:table-cell table:style-name="Tableau1.B2" office:value-type="string">
            <text:p text:style-name="P11">Aucun</text:p>
          </table:table-cell>
          <table:table-cell table:style-name="Tableau1.A2" office:value-type="string">
            <text:p text:style-name="P11">Oui</text:p>
          </table:table-cell>
          <table:table-cell table:style-name="Tableau1.B2" office:value-type="string">
            <text:p text:style-name="P11">Non</text:p>
          </table:table-cell>
          <table:table-cell table:style-name="Tableau1.B2" office:value-type="string">
            <text:p text:style-name="P11">Fort</text:p>
          </table:table-cell>
          <table:table-cell table:style-name="Tableau1.F2" office:value-type="string">
            <text:p text:style-name="P11">Oui</text:p>
          </table:table-cell>
        </table:table-row>
        <table:table-row>
          <table:table-cell table:style-name="Tableau1.A2" office:value-type="string">
            <text:p text:style-name="P13">C#</text:p>
          </table:table-cell>
          <table:table-cell table:style-name="Tableau1.B2" office:value-type="string">
            <text:p text:style-name="P11">Aucun</text:p>
          </table:table-cell>
          <table:table-cell table:style-name="Tableau1.A2" office:value-type="string">
            <text:p text:style-name="P11">Oui</text:p>
          </table:table-cell>
          <table:table-cell table:style-name="Tableau1.B2" office:value-type="string">
            <text:p text:style-name="P11">Non</text:p>
          </table:table-cell>
          <table:table-cell table:style-name="Tableau1.B2" office:value-type="string">
            <text:p text:style-name="P11">Fort</text:p>
          </table:table-cell>
          <table:table-cell table:style-name="Tableau1.F3" office:value-type="string">
            <text:p text:style-name="P11">Oui</text:p>
          </table:table-cell>
        </table:table-row>
        <table:table-row>
          <table:table-cell table:style-name="Tableau1.A2" office:value-type="string">
            <text:p text:style-name="P13">Java</text:p>
          </table:table-cell>
          <table:table-cell table:style-name="Tableau1.B2" office:value-type="string">
            <text:p text:style-name="P11">Aucun</text:p>
          </table:table-cell>
          <table:table-cell table:style-name="Tableau1.A2" office:value-type="string">
            <text:p text:style-name="P11">Oui</text:p>
          </table:table-cell>
          <table:table-cell table:style-name="Tableau1.B2" office:value-type="string">
            <text:p text:style-name="P11">Non</text:p>
          </table:table-cell>
          <table:table-cell table:style-name="Tableau1.B2" office:value-type="string">
            <text:p text:style-name="P11">Fort</text:p>
          </table:table-cell>
          <table:table-cell table:style-name="Tableau1.F4" office:value-type="string">
            <text:p text:style-name="P11">Oui</text:p>
          </table:table-cell>
        </table:table-row>
        <table:table-row>
          <table:table-cell table:style-name="Tableau1.A2" office:value-type="string">
            <text:p text:style-name="P13">Ruby</text:p>
          </table:table-cell>
          <table:table-cell table:style-name="Tableau1.B2" office:value-type="string">
            <text:p text:style-name="P11">Aucun</text:p>
          </table:table-cell>
          <table:table-cell table:style-name="Tableau1.B2" office:value-type="string">
            <text:p text:style-name="P11">Non</text:p>
          </table:table-cell>
          <table:table-cell table:style-name="Tableau1.A2" office:value-type="string">
            <text:p text:style-name="P11">@ pour les attributs</text:p>
          </table:table-cell>
          <table:table-cell table:style-name="Tableau1.B2" office:value-type="string">
            <text:p text:style-name="P11">Fort</text:p>
          </table:table-cell>
          <table:table-cell table:style-name="Tableau1.F5" office:value-type="string">
            <text:p text:style-name="P11">Modifiables</text:p>
          </table:table-cell>
        </table:table-row>
        <table:table-row table:style-name="Tableau1.6">
          <table:table-cell table:style-name="Tableau1.A2" office:value-type="string">
            <text:p text:style-name="P13">PHP</text:p>
          </table:table-cell>
          <table:table-cell table:style-name="Tableau1.B2" office:value-type="string">
            <text:p text:style-name="P11">Aucun</text:p>
          </table:table-cell>
          <table:table-cell table:style-name="Tableau1.C6" office:value-type="string">
            <text:p text:style-name="P11">Non</text:p>
          </table:table-cell>
          <table:table-cell table:style-name="Tableau1.A2" office:value-type="string">
            <text:p text:style-name="P11">$</text:p>
          </table:table-cell>
          <table:table-cell table:style-name="Tableau1.A2" office:value-type="string">
            <text:p text:style-name="P11">Faible</text:p>
          </table:table-cell>
          <table:table-cell table:style-name="Tableau1.F6" office:value-type="string">
            <text:p text:style-name="P11">Oui</text:p>
          </table:table-cell>
        </table:table-row>
        <table:table-row>
          <table:table-cell table:style-name="Tableau1.A2" office:value-type="string">
            <text:p text:style-name="P13">Perl</text:p>
          </table:table-cell>
          <table:table-cell table:style-name="Tableau1.B2" office:value-type="string">
            <text:p text:style-name="P11">Aucun</text:p>
          </table:table-cell>
          <table:table-cell table:style-name="Tableau1.A2" office:value-type="string">
            <text:p text:style-name="P11">Structures uniquement</text:p>
          </table:table-cell>
          <table:table-cell table:style-name="Tableau1.A2" office:value-type="string">
            <text:p text:style-name="P11">$, @ et %</text:p>
          </table:table-cell>
          <table:table-cell table:style-name="Tableau1.A2" office:value-type="string">
            <text:p text:style-name="P11">Faible</text:p>
          </table:table-cell>
          <table:table-cell table:style-name="Tableau1.F7" office:value-type="string">
            <text:p text:style-name="P11">Oui</text:p>
          </table:table-cell>
        </table:table-row>
        <table:table-row table:style-name="Tableau1.8">
          <table:table-cell table:style-name="Tableau1.A2" office:value-type="string">
            <text:p text:style-name="P13">Javascript</text:p>
          </table:table-cell>
          <table:table-cell table:style-name="Tableau1.A2" office:value-type="string">
            <text:p text:style-name="P11">Var</text:p>
          </table:table-cell>
          <table:table-cell table:style-name="Tableau1.B2" office:value-type="string">
            <text:p text:style-name="P11">Non</text:p>
          </table:table-cell>
          <table:table-cell table:style-name="Tableau1.B2" office:value-type="string">
            <text:p text:style-name="P17">Non</text:p>
          </table:table-cell>
          <table:table-cell table:style-name="Tableau1.A2" office:value-type="string">
            <text:p text:style-name="P11">Faible</text:p>
          </table:table-cell>
          <table:table-cell table:style-name="Tableau1.F8" office:value-type="string">
            <text:p text:style-name="P11">Non</text:p>
          </table:table-cell>
        </table:table-row>
        <table:table-row>
          <table:table-cell table:style-name="Tableau1.B2" office:value-type="string">
            <text:p text:style-name="P15">Python</text:p>
          </table:table-cell>
          <table:table-cell table:style-name="Tableau1.B2" office:value-type="string">
            <text:p text:style-name="P11">Aucun</text:p>
          </table:table-cell>
          <table:table-cell table:style-name="Tableau1.B2" office:value-type="string">
            <text:p text:style-name="P11">Non</text:p>
          </table:table-cell>
          <table:table-cell table:style-name="Tableau1.B2" office:value-type="string">
            <text:p text:style-name="P11">Non</text:p>
          </table:table-cell>
          <table:table-cell table:style-name="Tableau1.B2" office:value-type="string">
            <text:p text:style-name="P11">Fort</text:p>
          </table:table-cell>
          <table:table-cell table:style-name="Tableau1.F9" office:value-type="string">
            <text:p text:style-name="P11">Non</text:p>
          </table:table-cell>
        </table:table-row>
      </table:table>
      <text:p text:style-name="Standard"/>
      <text:p text:style-name="Standard"/>
      <text:p text:style-name="Standard">Pour nommer ses variables, il <text:span text:style-name="T1">on ne peut utiliser que les lettres de l'alphabet, des chiffres (sauf pour la première lettre), et le caractère </text:span><text:span text:style-name="Code"><text:span text:style-name="T1">_</text:span></text:span><text:span text:style-name="T1">.</text:span> C'est tout.</text:p>
      <text:p text:style-name="Standard"/>
      <text:p text:style-name="P10">Attention !</text:p>
      <text:p text:style-name="Attention">Le contenu d'une variable peut toujours être modifiée, <text:span text:style-name="T1">il n'y a pas de notion de constantes ou de variables privées en Python</text:span> contrairement à la majorité des langages. La communauté utilise des<text:span text:style-name="T1"> conventions de nommage</text:span> pour s'y retrouver :</text:p>
      <text:p text:style-name="Attention">- le nom des variables destinées à la lecture seule sont en majuscules : <text:span text:style-name="Code">MODE_DEBUG = 1</text:span>.</text:p>
      <text:p text:style-name="Standard"/>
      <text:p text:style-name="Standard">L'inverse d'une assignation se fait à l'aide du mot clé <text:span text:style-name="Code">del</text:span>, qui supprime la référence d'une valeur, permettant au garbage collector de s'en occuper. <text:s/>Ainsi pour créer une chaîne l'afficher et la supprimer :</text:p>
      <text:p text:style-name="Standard"/>
      <text:p text:style-name="Code_20_block">&gt;&gt;&gt; replique = "Votre prénom, c'est François c'est juste ?"<text:line-break/>&gt;&gt;&gt; print replique<text:line-break/>Votre prénom, c'est François c'est juste ?<text:line-break/>&gt;&gt;&gt; del replique # on supprime la référence<text:line-break/>&gt;&gt;&gt; print replique<text:line-break/>Traceback (most recent call last):<text:line-break/> <text:s/>File "&lt;stdin&gt;", line 1, in &lt;module&gt;<text:line-break/>NameError: name 'replique' is not defined</text:p>
      <text:h text:style-name="Heading_20_3" text:outline-level="3"><text:soft-page-break/>Chaînes de caractères</text:h>
      <text:p text:style-name="P4"/>
      <text:p text:style-name="P4">Les chaînes de caractères, ou « string », sont un type à part entière en Python et non un simple tableau de caractères comme en C. On peut s'en convaincre en utilisant la fonction <text:span text:style-name="Code">type()</text:span> :</text:p>
      <text:p text:style-name="P4"/>
      <text:p text:style-name="Code_20_block">&gt;&gt;&gt; type('Je suis une chaîne')<text:line-break/>&lt;type 'str'&gt;</text:p>
      <text:p text:style-name="P4"/>
      <text:p text:style-name="P4">Nous avons vu que les chaînes de caractères pouvaient se définir en utilisant <text:span text:style-name="Code">'</text:span> ou <text:span text:style-name="Code">"</text:span>. Ces notations sont équivalentes, on les échangent surtout pour encadrer les chaînes qui contiennent ces mêmes caractères :</text:p>
      <text:p text:style-name="Standard"/>
      <text:p text:style-name="Code_20_block">&gt;&gt;&gt; print 'Ils ont "nerfé" les infestateurs' # <text:s/>" =&gt; on quote avec '<text:line-break/>Ils ont "nerfé" les infestateurs<text:line-break/>&gt;&gt;&gt; print "L'hiver approche" # ' =&gt; on quote avec "<text:line-break/>L'hiver approche<text:line-break/>&gt;&gt;&gt; print '''Daniel a réalisé "l'ascension"''' # mélange =&gt; triple quote<text:line-break/>Daniel a réalisé "l'ascension"<text:line-break/>&gt;&gt;&gt; print "\'" # il est toujours possible d'échaper un caractère avec \<text:line-break/>'</text:p>
      <text:p text:style-name="Standard">Mais on utilise aussi les triples quotes (''' ou """) pour étaler une chaîne sur plusieurs lignes :</text:p>
      <text:p text:style-name="Standard"/>
      <text:p text:style-name="Code_20_block">&gt;&gt;&gt; print """Un chassou qui a du skill doit savoir <text:line-break/>... farmer sans son pet""" # <text:s/><text:line-break/>Un chassou qui a du skill doit savoir <text:line-break/>farmer sans son pet</text:p>
      <text:p text:style-name="Text_20_body">Notez le <text:span text:style-name="Code">…</text:span> que fait apparaître le shell Python quand une instruction s'étale sur plusieurs lignes. Si il apparaît, c'est qu'il reste quelque chose à fermer.</text:p>
      <text:p text:style-name="Text_20_body">Vous constaterez cependant que votre saut de ligne a été intégré à la chaîne. Pour éviter cela, on peut faire une chaîne multi-lignes ainsi :</text:p>
      <text:p text:style-name="Code_20_block">&gt;&gt;&gt; print ('1 - Write string <text:s/>'<text:line-break/>... '2 - ... ? '<text:line-break/>... '3 – Profits !')<text:line-break/>1 - Write string <text:s/>2 - ... ? 3 – Profits !</text:p>
      <text:p text:style-name="Text_20_body">Cette syntaxe étrange est le résultat de la combinaison de deux fonctionnalités de Python :</text:p>
      <text:list xml:id="list1837787099" text:style-name="L5">
        <text:list-item>
          <text:p text:style-name="P5">Les parenthèses peuvent être autour de n'importe quelle instructions, et quand un saut de ligne se trouve entre parenthèses, il est ignorés.</text:p>
        </text:list-item>
        <text:list-item>
          <text:p text:style-name="P5">Deux chaînes déclarées côtes à côté sont fusionnées silencieusement par le parseur du code Python.</text:p>
        </text:list-item>
      </text:list>
      <text:p text:style-name="Text_20_body">La deuxième est source de bugs tordus que vous rencontrerez au moins une fois dans votre vie. Gardez là dans un coin de votre tête.</text:p>
      <text:p text:style-name="Text_20_body">Dernier rappel sur la concaténation:</text:p>
      <text:list xml:id="list816235768" text:style-name="L6">
        <text:list-item>
          <text:p text:style-name="P6">On peut concaténer en utilisant <text:span text:style-name="Code">+</text:span>, mais ce n'est pas idéal.</text:p>
        </text:list-item>
        <text:list-item>
          <text:p text:style-name="P6"><text:span text:style-name="Code">%</text:span> permet d'insérer le contenu de variables dans un chaînes en lieu et place de marqueurs.</text:p>
        </text:list-item>
      </text:list>
      <text:p text:style-name="Text_20_body">Essayez dans un shell :</text:p>
      <text:p text:style-name="Code_20_block">&gt;&gt;&gt; mana1 = 'noir'<text:line-break/>&gt;&gt;&gt; mana2 = 'rouge'<text:line-break/>&gt;&gt;&gt; carte = 'Coûte un mana ' + mana1 + 'et un mana ' + mana2<text:line-break/>&gt;&gt;&gt; print carte<text:line-break/><text:soft-page-break/>Coûte un mana noir et un mana rouge<text:line-break/>&gt;&gt;&gt; carte = 'Coûte un mana %s et un mana %s' % (mana2, mana1)<text:line-break/>&gt;&gt;&gt; print carte<text:line-break/>Coûte un mana rouge et un mana noir</text:p>
      <text:p text:style-name="Text_20_body"><text:span text:style-name="Code">%s</text:span> n'est pas le seul marqueur. Il y en a d'autres, tel que <text:span text:style-name="Code">%f</text:span>, qui permettent d'autres opérations comme choisir le nom de chiffres significatifs :</text:p>
      <text:p text:style-name="Code_20_block">&gt;&gt;&gt; print "J'ai %s euros" % 100 # on a pas encore vu les entiers...<text:line-break/>J'ai 100 euros<text:line-break/>&gt;&gt;&gt; print "J'ai %0.2f euros" % 100<text:line-break/>J'ai 100.00 euros</text:p>
      <text:p text:style-name="Text_20_body">La liste des marqueurs est longue, et ils sont tous listés dans la documentation officielle à laquelle je vous renvois donc.</text:p>
      <text:p text:style-name="Text_20_body">Enfin les chaînes viennent avec leurs lots de notations pour insérer des caractères spéciaux qui sont assez standards : <text:span text:style-name="Code">\n</text:span> pour un saut de ligne, <text:span text:style-name="Code">\t</text:span> pour une tabulation, etc :</text:p>
      <text:p text:style-name="Code_20_block">&gt;&gt;&gt; print "10 étoiles:\n \tBas,\n \tR,\n \tHaut,\n \tL,\n \tY,\n \tB "<text:line-break/>10 étoiles:<text:line-break/><text:tab/>Bas,<text:line-break/> <text:tab/>R,<text:line-break/> <text:tab/>Haut,<text:line-break/> <text:tab/>L,<text:line-break/> <text:tab/>Y,<text:line-break/> <text:tab/>B</text:p>
      <text:h text:style-name="P9" text:outline-level="3">Conditions</text:h>
      <text:p text:style-name="P7">Avant d'aller plus avant, inutile de cherche un moyen de passer outre l'indentation obligatoire de Python, il n'y en a pas. Pas de configuration possible, d'instruction préprocesseurs, d'alias ou de formule magique. Vous allez devoir indenter votre code :</text:p>
      <text:p text:style-name="Code_20_block">debut du bloc:<text:line-break/> <text:s text:c="3"/>ligne du bloc<text:line-break/> <text:s text:c="3"/>ligne du bloc<text:line-break/><text:line-break/>ligne hors du bloc</text:p>
      <text:p text:style-name="Text_20_body">Comme nous l'avons vu plus haut, les conditions en Python sont très classiques <text:span text:style-name="Code">if</text:span>, <text:span text:style-name="Code">elif</text:span> (facultatif), <text:span text:style-name="Code">else</text:span> (facultatif). Les parenthèses sont aussi facultatives, et ont les utilisent en général uniquement pour changer la priorité des opérateurs. Petit récapitulatif :</text:p>
      <text:p text:style-name="Text_20_body"/>
      <table:table table:name="Tableau2" table:style-name="Tableau2">
        <table:table-column table:style-name="Tableau2.A" table:number-columns-repeated="2"/>
        <table:table-column table:style-name="Tableau2.C"/>
        <table:table-row>
          <table:table-cell table:style-name="Tableau2.A1" office:value-type="string">
            <text:p text:style-name="P13">Operations</text:p>
          </table:table-cell>
          <table:table-cell table:style-name="Tableau2.A1" office:value-type="string">
            <text:p text:style-name="P12">Python</text:p>
          </table:table-cell>
          <table:table-cell table:style-name="Tableau2.C1" office:value-type="string">
            <text:p text:style-name="P12">La plupart des autres langages</text:p>
          </table:table-cell>
        </table:table-row>
        <table:table-row>
          <table:table-cell table:style-name="Tableau2.A2" office:value-type="string">
            <text:p text:style-name="P14">Egalité</text:p>
          </table:table-cell>
          <table:table-cell table:style-name="Tableau2.A2" office:value-type="string">
            <text:p text:style-name="P16"><text:s/>==</text:p>
          </table:table-cell>
          <table:table-cell table:style-name="Tableau2.C2" office:value-type="string">
            <text:p text:style-name="P16"><text:s/>==</text:p>
          </table:table-cell>
        </table:table-row>
        <table:table-row>
          <table:table-cell table:style-name="Tableau2.A2" office:value-type="string">
            <text:p text:style-name="P14">Différence</text:p>
          </table:table-cell>
          <table:table-cell table:style-name="Tableau2.A2" office:value-type="string">
            <text:p text:style-name="P16">!=</text:p>
          </table:table-cell>
          <table:table-cell table:style-name="Tableau2.C2" office:value-type="string">
            <text:p text:style-name="P16">!=</text:p>
          </table:table-cell>
        </table:table-row>
        <table:table-row>
          <table:table-cell table:style-name="Tableau2.A2" office:value-type="string">
            <text:p text:style-name="P14">Négation</text:p>
          </table:table-cell>
          <table:table-cell table:style-name="Tableau2.A2" office:value-type="string">
            <text:p text:style-name="P16">not</text:p>
          </table:table-cell>
          <table:table-cell table:style-name="Tableau2.C2" office:value-type="string">
            <text:p text:style-name="P16">!</text:p>
          </table:table-cell>
        </table:table-row>
        <table:table-row>
          <table:table-cell table:style-name="Tableau2.A2" office:value-type="string">
            <text:p text:style-name="P14">Est vide ?</text:p>
          </table:table-cell>
          <table:table-cell table:style-name="Tableau2.A2" office:value-type="string">
            <text:p text:style-name="P16">If variable</text:p>
          </table:table-cell>
          <table:table-cell table:style-name="Tableau2.C2" office:value-type="string">
            <text:p text:style-name="P16">If variable == element_vide</text:p>
          </table:table-cell>
        </table:table-row>
      </table:table>
      <text:p text:style-name="Text_20_body"/>
      <text:p text:style-name="Text_20_body">De fait, tous les objets en Python (et tout est objet, comme nous le verrons plus tard), ont une valeur dans un contexte booléens. Il est de bon ton de tester cette valeur directement aussi souvent que possible :</text:p>
      <text:p text:style-name="Text_20_body">Ainsi on évitera ceci :</text:p>
      <text:p text:style-name="Code_20_block">&gt;&gt;&gt; if test != '':<text:line-break/>... <text:s text:c="4"/>print "We're gona need another Timmy"<text:line-break/>... <text:line-break/><text:soft-page-break/>We're gona need another Timmy</text:p>
      <text:p text:style-name="Text_20_body">Au profit de :</text:p>
      <text:p text:style-name="Code_20_block">&gt;&gt;&gt; if test:<text:line-break/>... <text:s text:c="4"/>print "We're gona need another Timmy"<text:line-break/>... <text:line-break/>We're gona need another Timmy</text:p>
      <text:p text:style-name="Text_20_body">C'est une simple question de style. Il n'y a pas de pénalité autre que la lisibilité, mais en Python la lisibilité compte énormément, puisque c'est la grande force du langage.</text:p>
      <text:p text:style-name="Text_20_body">Vous utilisez ainsi le fait qu'une chaîne vide est considérée comme fausse dans un contexte booléen. On peut vérifier la valeur booléenne de chaque objet en utilisant <text:span text:style-name="Code">bool()</text:span> :</text:p>
      <text:p text:style-name="Code_20_block">&gt;&gt;&gt; plein = 'Un clavier azerty en vaut deux'<text:line-break/>&gt;&gt;&gt; vide = ''<text:line-break/>&gt;&gt;&gt; bool(plein)<text:line-break/>True<text:line-break/>&gt;&gt;&gt; bool(vide)<text:line-break/>False<text:line-break/>&gt;&gt;&gt; plein != ''<text:line-break/>True<text:line-break/>&gt;&gt;&gt; vide == ''<text:line-break/>True</text:p>
      <text:p text:style-name="Text_20_body">En conclusion, vous noterez que Python possède deux valeurs dédiées à la logique booléenne : <text:span text:style-name="Code">True</text:span> et <text:span text:style-name="Code">False</text:span>. Pas besoin d'utiliser des entiers, donc, même si cela est possible. Attention à la majuscule, <text:span text:style-name="T1">Python est toujours sensible à la casse</text:span>.</text:p>
      <text:h text:style-name="Heading_20_2" text:outline-level="2">Aller plus loin</text:h>
      <text:p text:style-name="Text_20_body">Les exemples de ce livre sont pour la plupart en français, mais généralement les noms de variables sont bien entendu en anglais. Python avant la version 3 n'accepte d'ailleurs pas de caractères non-ASCII dans les noms de variable.</text:p>
      <text:p text:style-name="Text_20_body">Il existe une convention de style pour le code Python, appelée le <text:span text:style-name="T1">PEP8</text:span><text:span text:style-name="T1"><text:note text:id="ftn4" text:note-class="footnote"><text:note-citation>1</text:note-citation><text:note-body><text:p text:style-name="Footnote">http://www.python.org/dev/peps/pep-0008/</text:p></text:note-body></text:note></text:span>. La communauté Python essaye de s'y tenir, et cela s'applique à la manière d'écrire les variables.</text:p>
      <text:p text:style-name="Text_20_body">Dans leurs formes les plus simples, le PEP8 recommande que les variables s'écrivent en minuscules en utilisant '_' comme séparateur de mot. Par exemple : <text:span text:style-name="Code">first_name</text:span>.</text:p>
      <text:p text:style-name="Text_20_body">Il reste néanmoins quelques rares bibliothèques (telle que <text:span text:style-name="Code">unittest</text:span>) qui possèdent des variables en camel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Il est possible de rendre une variable difficilement accessible en jouant avec les accesseurs (pour simuler des constantes), ou en préfixant son nom de <text:span text:style-name="Code">__</text:span>, c'est à dire deux fois <text:span text:style-name="Code">_</text:span>. C'est ce qu'il y a de plus proche d'une variable privée. Gardez néanmoins à l'esprit qu'il y a toujours un moyen de contournement. En pratique, je n'ai jamais vu aucune bibliothèque majeure faire usage de <text:span text:style-name="Code">__</text:span>.</text:p>
      <text:p text:style-name="Text_20_body">La syntaxe Python est sans doute le premier critère d'attachement ou de rejet du langage. Sachez tout de même que si vous en avez marre des erreurs d'indentation dans le shell, il est possible de définir des blocs sur une ligne, et de séparer ce qui devrait être chaque ligne avec un <text:span text:style-name="Code">;</text:span>. Attention au one-liner de 3 km...</text:p>
      <text:p text:style-name="Text_20_body">Enfin il existe une version 3 de Python, pour le moment peu utilisée, et dont la syntaxe est incompatible avec la précédente. Ce qui saute aux yeux en premier, c'est la conversion du mot clé <text:span text:style-name="Code">print</text:span> en fonction <text:span text:style-name="Code">print()</text:span>. Si vous utilisez python 2.7, la plupart des fonctionnalités de Python 3 ont été backportées, et vous pouvez déjà utiliser la fonction <text:span text:style-name="Code">print()</text:span> si vous voulez vous préparer pour l'avenir (loint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Times" svg:font-family="Times"/>
    <style:font-face style:name="Lucida Grande" svg:font-family="'Lucida Grande'" style:font-family-generic="swiss"/>
    <style:font-face style:name="Ubuntu" svg:font-family="Ubuntu"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Times" fo:font-size="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ilename" style:family="text">
      <style:text-properties fo:font-style="italic" style:font-style-asian="normal" style:font-style-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B</meta:initial-creator>
    <meta:creation-date>2011-10-11T10:47:06</meta:creation-date>
    <dc:date>2011-11-17T20:12:48</dc:date>
    <dc:creator>kevin </dc:creator>
    <meta:editing-duration>PT4H7M19S</meta:editing-duration>
    <meta:editing-cycles>139</meta:editing-cycles>
    <meta:generator>LibreOffice/3.4$Unix LibreOffice_project/340m1$Build-302</meta:generator>
    <meta:document-statistic meta:table-count="2" meta:image-count="0" meta:object-count="0" meta:page-count="8" meta:paragraph-count="245" meta:word-count="3122" meta:character-count="17945" meta:non-whitespace-character-count="14802"/>
  </office:meta>
</office:document-meta>
</file>